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735cm" fo:min-width="0.135cm"/>
    </style:style>
    <style:style style:name="gr2" style:family="graphic" style:parent-style-name="standard">
      <style:graphic-properties draw:textarea-horizontal-align="justify" draw:textarea-vertical-align="middle" draw:auto-grow-height="false" fo:min-height="10.545cm" fo:min-width="0.135cm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0.385cm" fo:min-width="0.135cm"/>
    </style:style>
    <style:style style:name="gr4" style:family="graphic" style:parent-style-name="standard">
      <style:graphic-properties draw:fill-color="#eeeeee" draw:opacity="0%" draw:textarea-horizontal-align="justify" draw:textarea-vertical-align="middle" draw:auto-grow-height="false" fo:min-height="0.385cm" fo:min-width="0.135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fill="none" draw:fill-color="#eeeeee" draw:opacity="0%" draw:textarea-horizontal-align="justify" draw:textarea-vertical-align="middle" draw:auto-grow-height="false" fo:min-height="0.385cm" fo:min-width="0.135cm"/>
    </style:style>
    <style:style style:name="gr7" style:family="graphic" style:parent-style-name="standard">
      <style:graphic-properties draw:stroke="none" svg:stroke-color="#000000" draw:fill="none" draw:fill-color="#ffffff" fo:min-height="1.134cm"/>
    </style:style>
    <style:style style:name="gr8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556cm"/>
    </style:style>
    <style:style style:name="gr10" style:family="graphic" style:parent-style-name="standard">
      <style:graphic-properties draw:stroke="none" svg:stroke-color="#000000" draw:fill="none" draw:fill-color="#ffffff" fo:min-height="0.597cm"/>
    </style:style>
    <style:style style:name="gr11" style:family="graphic" style:parent-style-name="standard">
      <style:graphic-properties draw:stroke="none" svg:stroke-color="#000000" draw:fill="none" draw:fill-color="#ffffff" fo:min-height="1.423cm"/>
    </style:style>
    <style:style style:name="gr12" style:family="graphic" style:parent-style-name="standard">
      <style:graphic-properties draw:textarea-horizontal-align="justify" draw:textarea-vertical-align="middle" draw:auto-grow-height="false" fo:min-height="0.385cm" fo:min-width="0.135cm"/>
    </style:style>
    <style:style style:name="gr13" style:family="graphic" style:parent-style-name="standard">
      <style:graphic-properties draw:stroke="none" svg:stroke-color="#000000" draw:fill="none" draw:fill-color="#ffffff" fo:min-height="0.741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0.712cm"/>
    </style:style>
    <style:style style:name="gr16" style:family="graphic" style:parent-style-name="standard">
      <style:graphic-properties draw:stroke="none" svg:stroke-color="#000000" draw:fill="none" draw:fill-color="#ffffff" fo:min-height="0.986cm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-color="#eeeeee" draw:opacity="0%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eeeeee" draw:opacity="0%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ize="14pt" fo:font-style="italic" style:font-size-asian="18pt" style:font-size-complex="18pt"/>
    </style:style>
    <style:style style:name="P7" style:family="paragraph">
      <loext:graphic-properties draw:fill="none" draw:fill-color="#ffffff"/>
      <style:text-properties fo:font-size="14pt" fo:font-style="italic" style:font-size-asian="18pt" style:font-size-complex="18pt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loext:graphic-properties draw:fill="none" draw:fill-color="#ffffff"/>
      <style:text-properties fo:font-style="italic" style:font-style-asian="italic" style:font-style-complex="italic"/>
    </style:style>
    <style:style style:name="P10" style:family="paragraph">
      <loext:graphic-properties draw:fill="none" draw:fill-color="#ffffff"/>
    </style:style>
    <style:style style:name="T1" style:family="text">
      <style:text-properties fo:font-size="14pt" fo:font-style="italic" style:font-size-asian="18pt" style:font-size-complex="18pt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635cm" svg:height="6.985cm" svg:x="20.05cm" svg:y="6.05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35cm" svg:height="6.985cm" svg:x="25.765cm" svg:y="6.0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10.795cm" svg:x="14.33cm" svg:y="6.0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19" draw:id="id19" draw:layer="layout" svg:width="0.635cm" svg:height="0.635cm" svg:x="1cm" svg:y="5.417cm">
          <text:p text:style-name="P1">P</text:p>
          <draw:enhanced-geometry svg:viewBox="0 0 21600 21600" draw:type="rectangle" draw:enhanced-path="M 0 0 L 21600 0 21600 21600 0 21600 0 0 Z N"/>
        </draw:custom-shape>
        <draw:custom-shape draw:style-name="gr3" draw:text-style-name="P2" xml:id="id9" draw:id="id9" draw:layer="layout" svg:width="0.635cm" svg:height="0.635cm" svg:x="26.4cm" svg:y="16.847cm">
          <text:p text:style-name="P1">F</text:p>
          <draw:enhanced-geometry svg:viewBox="0 0 21600 21600" draw:type="rectangle" draw:enhanced-path="M 0 0 L 21600 0 21600 21600 0 21600 0 0 Z N"/>
        </draw:custom-shape>
        <draw:custom-shape draw:style-name="gr3" draw:text-style-name="P2" xml:id="id17" draw:id="id17" draw:layer="layout" svg:width="0.635cm" svg:height="0.635cm" svg:x="25.765cm" svg:y="16.212cm">
          <text:p text:style-name="P1">T</text:p>
          <draw:enhanced-geometry svg:viewBox="0 0 21600 21600" draw:type="rectangle" draw:enhanced-path="M 0 0 L 21600 0 21600 21600 0 21600 0 0 Z N"/>
        </draw:custom-shape>
        <draw:custom-shape draw:style-name="gr3" draw:text-style-name="P2" xml:id="id7" draw:id="id7" draw:layer="layout" svg:width="0.635cm" svg:height="0.635cm" svg:x="26.4cm" svg:y="6.052cm">
          <text:p text:style-name="P1">F</text:p>
          <draw:enhanced-geometry svg:viewBox="0 0 21600 21600" draw:type="rectangle" draw:enhanced-path="M 0 0 L 21600 0 21600 21600 0 21600 0 0 Z N"/>
        </draw:custom-shape>
        <draw:custom-shape draw:style-name="gr3" draw:text-style-name="P2" xml:id="id6" draw:id="id6" draw:layer="layout" svg:width="0.635cm" svg:height="0.635cm" svg:x="26.4cm" svg:y="5.417cm">
          <text:p text:style-name="P1">F</text:p>
          <draw:enhanced-geometry svg:viewBox="0 0 21600 21600" draw:type="rectangle" draw:enhanced-path="M 0 0 L 21600 0 21600 21600 0 21600 0 0 Z N"/>
        </draw:custom-shape>
        <draw:custom-shape draw:style-name="gr3" draw:text-style-name="P2" xml:id="id8" draw:id="id8" draw:layer="layout" svg:width="0.635cm" svg:height="0.635cm" svg:x="26.4cm" svg:y="16.212cm">
          <text:p text:style-name="P1">F</text:p>
          <draw:enhanced-geometry svg:viewBox="0 0 21600 21600" draw:type="rectangle" draw:enhanced-path="M 0 0 L 21600 0 21600 21600 0 21600 0 0 Z N"/>
        </draw:custom-shape>
        <draw:custom-shape draw:style-name="gr3" draw:text-style-name="P2" xml:id="id10" draw:id="id10" draw:layer="layout" svg:width="0.635cm" svg:height="0.635cm" svg:x="12.43cm" svg:y="16.847cm">
          <text:p text:style-name="P1">F</text:p>
          <draw:enhanced-geometry svg:viewBox="0 0 21600 21600" draw:type="rectangle" draw:enhanced-path="M 0 0 L 21600 0 21600 21600 0 21600 0 0 Z N"/>
        </draw:custom-shape>
        <draw:custom-shape draw:style-name="gr3" draw:text-style-name="P2" xml:id="id21" draw:id="id21" draw:layer="layout" svg:width="0.635cm" svg:height="0.635cm" svg:x="11.795cm" svg:y="16.847cm">
          <text:p text:style-name="P1">P</text:p>
          <draw:enhanced-geometry svg:viewBox="0 0 21600 21600" draw:type="rectangle" draw:enhanced-path="M 0 0 L 21600 0 21600 21600 0 21600 0 0 Z N"/>
        </draw:custom-shape>
        <draw:custom-shape draw:style-name="gr3" draw:text-style-name="P2" xml:id="id5" draw:id="id5" draw:layer="layout" svg:width="0.635cm" svg:height="0.635cm" svg:x="12.43cm" svg:y="5.417cm">
          <text:p text:style-name="P1">F</text:p>
          <draw:enhanced-geometry svg:viewBox="0 0 21600 21600" draw:type="rectangle" draw:enhanced-path="M 0 0 L 21600 0 21600 21600 0 21600 0 0 Z N"/>
        </draw:custom-shape>
        <draw:custom-shape draw:style-name="gr3" draw:text-style-name="P2" xml:id="id15" draw:id="id15" draw:layer="layout" svg:width="0.635cm" svg:height="0.635cm" svg:x="14.97cm" svg:y="13.037cm">
          <text:p text:style-name="P1">T</text:p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0.635cm" svg:height="0.635cm" svg:x="13.065cm" svg:y="6.052cm">
          <text:p text:style-name="P1">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2" draw:id="id2" draw:layer="layout" svg:width="0.635cm" svg:height="0.635cm" svg:x="14.335cm" svg:y="16.212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3" draw:text-style-name="P2" xml:id="id11" draw:id="id11" draw:layer="layout" svg:width="0.635cm" svg:height="0.635cm" svg:x="14.97cm" svg:y="6.052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3" draw:text-style-name="P2" xml:id="id13" draw:id="id13" draw:layer="layout" svg:width="0.635cm" svg:height="0.635cm" svg:x="25.765cm" svg:y="12.402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0.635cm" svg:height="0.635cm" svg:x="13.065cm" svg:y="16.212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4" draw:text-style-name="P3" xml:id="id3" draw:id="id3" draw:layer="layout" svg:width="0.635cm" svg:height="0.635cm" svg:x="14.335cm" svg:y="6.052cm">
          <text:p text:style-name="P1">s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13.7cm" svg:y1="16.529cm" svg:x2="14.335cm" svg:y2="16.529cm" draw:start-shape="id1" draw:start-glue-point="1" draw:end-shape="id2" draw:end-glue-point="3" svg:d="M13700 16529h635" svg:viewBox="0 0 636 1">
          <text:p/>
        </draw:connector>
        <draw:connector draw:style-name="gr5" draw:text-style-name="P4" draw:layer="layout" draw:type="line" svg:x1="14.652cm" svg:y1="6.687cm" svg:x2="14.652cm" svg:y2="16.212cm" draw:start-shape="id3" draw:start-glue-point="2" draw:end-shape="id2" draw:end-glue-point="0" svg:d="M14652 6687v9525" svg:viewBox="0 0 1 9526">
          <text:p/>
        </draw:connector>
        <draw:connector draw:style-name="gr5" draw:text-style-name="P4" draw:layer="layout" draw:type="line" svg:x1="13.7cm" svg:y1="6.369cm" svg:x2="14.335cm" svg:y2="6.369cm" draw:start-shape="id4" draw:start-glue-point="1" draw:end-shape="id3" draw:end-glue-point="3" svg:d="M13700 6369h635" svg:viewBox="0 0 636 1">
          <text:p/>
        </draw:connector>
        <draw:connector draw:style-name="gr5" draw:text-style-name="P4" draw:layer="layout" draw:type="line" svg:x1="13.382cm" svg:y1="6.687cm" svg:x2="13.382cm" svg:y2="16.212cm" draw:start-shape="id4" draw:start-glue-point="2" draw:end-shape="id1" draw:end-glue-point="0" svg:d="M13382 6687v9525" svg:viewBox="0 0 1 9526">
          <text:p/>
        </draw:connector>
        <draw:connector draw:style-name="gr5" draw:text-style-name="P4" draw:layer="layout" draw:type="line" svg:x1="13.065cm" svg:y1="5.734cm" svg:x2="26.4cm" svg:y2="5.734cm" draw:start-shape="id5" draw:start-glue-point="1" draw:end-shape="id6" draw:end-glue-point="3" svg:d="M13065 5734h13335" svg:viewBox="0 0 13336 1">
          <text:p/>
        </draw:connector>
        <draw:connector draw:style-name="gr5" draw:text-style-name="P4" draw:layer="layout" draw:type="line" svg:x1="26.717cm" svg:y1="6.687cm" svg:x2="26.717cm" svg:y2="16.212cm" draw:start-shape="id7" draw:start-glue-point="2" draw:end-shape="id8" draw:end-glue-point="0" svg:d="M26717 6687v9525" svg:viewBox="0 0 1 9526">
          <text:p/>
        </draw:connector>
        <draw:connector draw:style-name="gr5" draw:text-style-name="P4" draw:layer="layout" draw:type="line" svg:x1="26.4cm" svg:y1="17.164cm" svg:x2="13.065cm" svg:y2="17.164cm" draw:start-shape="id9" draw:start-glue-point="3" draw:end-shape="id10" draw:end-glue-point="1" svg:d="M26400 17164h-13335" svg:viewBox="0 0 13336 1">
          <text:p/>
        </draw:connector>
        <draw:custom-shape draw:style-name="gr3" draw:text-style-name="P2" xml:id="id14" draw:id="id14" draw:layer="layout" svg:width="0.635cm" svg:height="0.635cm" svg:x="14.97cm" svg:y="12.402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3" draw:text-style-name="P2" xml:id="id12" draw:id="id12" draw:layer="layout" svg:width="0.635cm" svg:height="0.635cm" svg:x="25.765cm" svg:y="6.052cm">
          <text:p text:style-name="P1">c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15.605cm" svg:y1="6.369cm" svg:x2="25.765cm" svg:y2="6.369cm" draw:start-shape="id11" draw:start-glue-point="1" draw:end-shape="id12" draw:end-glue-point="3" svg:d="M15605 6369h10160" svg:viewBox="0 0 10161 1">
          <text:p/>
        </draw:connector>
        <draw:connector draw:style-name="gr5" draw:text-style-name="P4" draw:layer="layout" draw:type="line" svg:x1="26.082cm" svg:y1="6.687cm" svg:x2="26.082cm" svg:y2="12.402cm" draw:start-shape="id12" draw:start-glue-point="2" draw:end-shape="id13" draw:end-glue-point="0" svg:d="M26082 6687v5715" svg:viewBox="0 0 1 5716">
          <text:p/>
        </draw:connector>
        <draw:connector draw:style-name="gr5" draw:text-style-name="P4" draw:layer="layout" draw:type="line" svg:x1="15.287cm" svg:y1="6.687cm" svg:x2="15.287cm" svg:y2="12.402cm" draw:start-shape="id11" draw:start-glue-point="2" draw:end-shape="id14" draw:end-glue-point="0" svg:d="M15287 6687v5715" svg:viewBox="0 0 1 5716">
          <text:p/>
        </draw:connector>
        <draw:connector draw:style-name="gr5" draw:text-style-name="P4" draw:layer="layout" draw:type="line" svg:x1="15.605cm" svg:y1="12.719cm" svg:x2="25.765cm" svg:y2="12.719cm" draw:start-shape="id14" draw:start-glue-point="1" draw:end-shape="id13" draw:end-glue-point="3" svg:d="M15605 12719h10160" svg:viewBox="0 0 10161 1">
          <text:p/>
        </draw:connector>
        <draw:custom-shape draw:style-name="gr3" draw:text-style-name="P2" xml:id="id16" draw:id="id16" draw:layer="layout" svg:width="0.635cm" svg:height="0.635cm" svg:x="25.765cm" svg:y="13.037cm">
          <text:p text:style-name="P1">t</text:p>
          <draw:enhanced-geometry svg:viewBox="0 0 21600 21600" draw:type="rectangle" draw:enhanced-path="M 0 0 L 21600 0 21600 21600 0 21600 0 0 Z N"/>
        </draw:custom-shape>
        <draw:custom-shape draw:style-name="gr6" draw:text-style-name="P5" xml:id="id18" draw:id="id18" draw:layer="layout" svg:width="0.635cm" svg:height="0.635cm" svg:x="14.335cm" svg:y="16.212cm">
          <text:p text:style-name="P1">S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15.605cm" svg:y1="13.354cm" svg:x2="25.765cm" svg:y2="13.354cm" draw:start-shape="id15" draw:start-glue-point="1" draw:end-shape="id16" draw:end-glue-point="3" svg:d="M15605 13354h10160" svg:viewBox="0 0 10161 1">
          <text:p/>
        </draw:connector>
        <draw:connector draw:style-name="gr5" draw:text-style-name="P4" draw:layer="layout" draw:type="line" svg:x1="26.082cm" svg:y1="13.672cm" svg:x2="26.082cm" svg:y2="16.212cm" draw:start-shape="id16" draw:start-glue-point="2" draw:end-shape="id17" draw:end-glue-point="0" svg:d="M26082 13672v2540" svg:viewBox="0 0 1 2541">
          <text:p/>
        </draw:connector>
        <draw:connector draw:style-name="gr5" draw:text-style-name="P4" draw:layer="layout" draw:type="line" svg:x1="14.97cm" svg:y1="16.529cm" svg:x2="25.765cm" svg:y2="16.529cm" draw:start-shape="id18" draw:start-glue-point="1" draw:end-shape="id17" draw:end-glue-point="3" svg:d="M14970 16529h10795" svg:viewBox="0 0 10796 1">
          <text:p/>
        </draw:connector>
        <draw:custom-shape draw:style-name="gr3" draw:text-style-name="P2" xml:id="id20" draw:id="id20" draw:layer="layout" svg:width="0.635cm" svg:height="0.635cm" svg:x="11.795cm" svg:y="5.417cm">
          <text:p text:style-name="P1">p</text:p>
          <draw:enhanced-geometry svg:viewBox="0 0 21600 21600" draw:type="rectangle" draw:enhanced-path="M 0 0 L 21600 0 21600 21600 0 21600 0 0 Z N"/>
        </draw:custom-shape>
        <draw:custom-shape draw:style-name="gr3" draw:text-style-name="P2" xml:id="id22" draw:id="id22" draw:layer="layout" svg:width="0.635cm" svg:height="0.635cm" svg:x="1cm" svg:y="16.847cm">
          <text:p text:style-name="P1">p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1.635cm" svg:y1="5.734cm" svg:x2="11.795cm" svg:y2="5.734cm" draw:start-shape="id19" draw:start-glue-point="1" draw:end-shape="id20" draw:end-glue-point="3" svg:d="M1635 5734h10160" svg:viewBox="0 0 10161 1">
          <text:p/>
        </draw:connector>
        <draw:connector draw:style-name="gr5" draw:text-style-name="P4" draw:layer="layout" draw:type="line" svg:x1="12.112cm" svg:y1="6.052cm" svg:x2="12.112cm" svg:y2="16.847cm" draw:start-shape="id20" draw:start-glue-point="2" draw:end-shape="id21" draw:end-glue-point="0" svg:d="M12112 6052v10795" svg:viewBox="0 0 1 10796">
          <text:p/>
        </draw:connector>
        <draw:connector draw:style-name="gr5" draw:text-style-name="P4" draw:layer="layout" draw:type="line" svg:x1="1.317cm" svg:y1="6.052cm" svg:x2="1.317cm" svg:y2="16.847cm" draw:start-shape="id19" draw:start-glue-point="2" draw:end-shape="id22" draw:end-glue-point="0" svg:d="M1317 6052v10795" svg:viewBox="0 0 1 10796">
          <text:p/>
        </draw:connector>
        <draw:connector draw:style-name="gr5" draw:text-style-name="P4" draw:layer="layout" draw:type="line" svg:x1="1.635cm" svg:y1="17.164cm" svg:x2="11.795cm" svg:y2="17.164cm" draw:start-shape="id22" draw:start-glue-point="1" draw:end-shape="id21" draw:end-glue-point="3" svg:d="M1635 17164h10160" svg:viewBox="0 0 10161 1">
          <text:p/>
        </draw:connector>
        <draw:custom-shape draw:style-name="gr2" draw:text-style-name="P1" draw:layer="layout" svg:width="0.635cm" svg:height="10.795cm" svg:x="12.43cm" svg:y="6.0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23" draw:id="id23" draw:layer="layout" svg:width="0.635cm" svg:height="0.635cm" svg:x="14.97cm" svg:y="16.212cm">
          <text:p text:style-name="P1">t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15.287cm" svg:y1="13.672cm" svg:x2="15.287cm" svg:y2="16.212cm" draw:start-shape="id15" draw:start-glue-point="2" draw:end-shape="id23" draw:end-glue-point="0" svg:d="M15287 13672v2540" svg:viewBox="0 0 1 2541">
          <text:p/>
        </draw:connector>
        <draw:frame draw:style-name="gr7" draw:text-style-name="P6" xml:id="id24" draw:id="id24" draw:layer="layout" svg:width="4.597cm" svg:height="1.384cm" svg:x="2.22cm" svg:y="6.474cm">
          <draw:text-box>
            <text:p text:style-name="P1"><text:span text:style-name="T1">PensNW {0,0,0}</text:span></text:p>
          </draw:text-box>
        </draw:frame>
        <draw:connector draw:style-name="gr8" draw:text-style-name="P4" draw:layer="layout" draw:type="curve" svg:x1="1.317cm" svg:y1="6.052cm" svg:x2="2.22cm" svg:y2="7.166cm" draw:start-shape="id19" draw:start-glue-point="2" draw:end-shape="id24" draw:end-glue-point="3" svg:d="M1317 6052c0 743 301 1114 903 1114" svg:viewBox="0 0 904 1115">
          <text:p/>
        </draw:connector>
        <draw:frame draw:style-name="gr9" draw:text-style-name="P7" xml:id="id25" draw:id="id25" draw:layer="layout" svg:width="2.413cm" svg:height="0.806cm" draw:transform="rotate (1.5707963267949) translate (13.426cm 9.579cm)">
          <draw:text-box>
            <text:p><text:span text:style-name="T1">caneNW</text:span></text:p>
          </draw:text-box>
        </draw:frame>
        <draw:connector draw:style-name="gr5" draw:text-style-name="P4" draw:layer="layout" draw:type="curve" svg:x1="13.829cm" svg:y1="7.166cm" svg:x2="13.382cm" svg:y2="6.687cm" draw:start-shape="id25" draw:start-glue-point="1" draw:end-shape="id4" draw:end-glue-point="2" svg:d="M13829 7166c0-358-447-119-447-479" svg:viewBox="0 0 448 480">
          <text:p/>
        </draw:connector>
        <draw:frame draw:style-name="gr9" draw:text-style-name="P7" xml:id="id26" draw:id="id26" draw:layer="layout" svg:width="2.413cm" svg:height="0.806cm" draw:transform="rotate (1.5707963267949) translate (13.426cm 15.88cm)">
          <draw:text-box>
            <text:p><text:span text:style-name="T1">caneSE</text:span></text:p>
          </draw:text-box>
        </draw:frame>
        <draw:connector draw:style-name="gr5" draw:text-style-name="P4" draw:layer="layout" draw:type="curve" svg:x1="13.829cm" svg:y1="15.88cm" svg:x2="14.335cm" svg:y2="16.529cm" draw:start-shape="id26" draw:start-glue-point="3" draw:end-shape="id18" draw:end-glue-point="3" svg:d="M13829 15880c0 433 168 649 506 649" svg:viewBox="0 0 507 650">
          <text:p/>
        </draw:connector>
        <draw:frame draw:style-name="gr9" draw:text-style-name="P7" xml:id="id27" draw:id="id27" draw:layer="layout" svg:width="2.413cm" svg:height="0.806cm" svg:x="9.321cm" svg:y="15.574cm">
          <draw:text-box>
            <text:p><text:span text:style-name="T1">pensSE</text:span></text:p>
          </draw:text-box>
        </draw:frame>
        <draw:connector draw:style-name="gr5" draw:text-style-name="P4" draw:layer="layout" draw:type="curve" svg:x1="10.527cm" svg:y1="16.38cm" svg:x2="11.795cm" svg:y2="17.164cm" draw:start-shape="id27" draw:start-glue-point="2" draw:end-shape="id21" draw:end-glue-point="3" svg:d="M10527 16380c0 523 422 784 1268 784" svg:viewBox="0 0 1269 785">
          <text:p/>
        </draw:connector>
        <draw:frame draw:style-name="gr10" draw:text-style-name="P7" xml:id="id28" draw:id="id28" draw:layer="layout" svg:width="2.777cm" svg:height="0.847cm" svg:x="15.622cm" svg:y="6.974cm">
          <draw:text-box>
            <text:p><text:span text:style-name="T1">cropsNW</text:span></text:p>
          </draw:text-box>
        </draw:frame>
        <draw:frame draw:style-name="gr11" draw:text-style-name="P8" draw:layer="layout" svg:width="6.88cm" svg:height="1.673cm" svg:x="10.795cm" svg:y="1.657cm">
          <draw:text-box>
            <text:p text:style-name="P1">Model 40 Farm</text:p>
            <text:p text:style-name="P1">South or North Facing</text:p>
          </draw:text-box>
        </draw:frame>
        <draw:custom-shape draw:style-name="gr12" draw:text-style-name="P1" draw:layer="layout" svg:width="0.635cm" svg:height="0.635cm" svg:x="2.45cm" svg:y="3.1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35cm" svg:height="0.635cm" svg:x="25.23cm" svg:y="3.117cm">
          <text:p text:style-name="P1">F</text:p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3.048cm" svg:height="0.991cm" svg:x="3.453cm" svg:y="2.997cm">
          <draw:text-box>
            <text:p><text:span text:style-name="T2">water</text:span></text:p>
          </draw:text-box>
        </draw:frame>
        <draw:frame draw:style-name="gr13" draw:text-style-name="P9" draw:layer="layout" svg:width="2.397cm" svg:height="0.991cm" svg:x="22.517cm" svg:y="2.967cm">
          <draw:text-box>
            <text:p><text:span text:style-name="T2">fence</text:span></text:p>
          </draw:text-box>
        </draw:frame>
        <draw:connector draw:style-name="gr5" draw:text-style-name="P4" draw:layer="layout" draw:type="curve" svg:x1="15.287cm" svg:y1="6.687cm" svg:x2="15.622cm" svg:y2="7.397cm" draw:start-shape="id11" draw:start-glue-point="2" draw:end-shape="id28" draw:end-glue-point="3" svg:d="M15287 6687c0 474 111 710 335 710" svg:viewBox="0 0 336 711">
          <text:p/>
        </draw:connector>
        <draw:frame draw:style-name="gr10" draw:text-style-name="P7" xml:id="id29" draw:id="id29" draw:layer="layout" svg:width="2.407cm" svg:height="0.847cm" svg:x="22.723cm" svg:y="11.275cm">
          <draw:text-box>
            <text:p><text:span text:style-name="T1">cropsSE</text:span></text:p>
          </draw:text-box>
        </draw:frame>
        <draw:connector draw:style-name="gr5" draw:text-style-name="P4" draw:layer="layout" draw:type="curve" svg:x1="25.13cm" svg:y1="11.698cm" svg:x2="26.082cm" svg:y2="12.402cm" draw:start-shape="id29" draw:start-glue-point="1" draw:end-shape="id13" draw:end-glue-point="0" svg:d="M25130 11698c635 0 952 234 952 704" svg:viewBox="0 0 953 705">
          <text:p/>
        </draw:connector>
        <draw:frame draw:style-name="gr10" draw:text-style-name="P7" xml:id="id30" draw:id="id30" draw:layer="layout" svg:width="2.407cm" svg:height="0.847cm" svg:x="23.024cm" svg:y="15.176cm">
          <draw:text-box>
            <text:p><text:span text:style-name="T1">treesSE</text:span></text:p>
          </draw:text-box>
        </draw:frame>
        <draw:connector draw:style-name="gr5" draw:text-style-name="P4" draw:layer="layout" draw:type="curve" svg:x1="25.431cm" svg:y1="15.599cm" svg:x2="26.082cm" svg:y2="16.212cm" draw:start-shape="id30" draw:start-glue-point="1" draw:end-shape="id17" draw:end-glue-point="0" svg:d="M25431 15599c434 0 651 204 651 613" svg:viewBox="0 0 652 614">
          <text:p/>
        </draw:connector>
        <draw:frame draw:style-name="gr9" draw:text-style-name="P7" xml:id="id31" draw:id="id31" draw:layer="layout" svg:width="2.667cm" svg:height="0.806cm" svg:x="16.113cm" svg:y="13.7cm">
          <draw:text-box>
            <text:p><text:span text:style-name="T1">treesNW</text:span></text:p>
          </draw:text-box>
        </draw:frame>
        <draw:connector draw:style-name="gr5" draw:text-style-name="P4" draw:layer="layout" draw:type="curve" svg:x1="15.287cm" svg:y1="13.672cm" svg:x2="16.113cm" svg:y2="14.103cm" draw:start-shape="id15" draw:start-glue-point="2" draw:end-shape="id31" draw:end-glue-point="3" svg:d="M15287 13672c0 288 275 431 826 431" svg:viewBox="0 0 827 432">
          <text:p/>
        </draw:connector>
        <draw:frame draw:style-name="gr10" draw:text-style-name="P7" xml:id="id32" draw:id="id32" draw:layer="layout" svg:width="2.777cm" svg:height="0.847cm" svg:x="13.623cm" svg:y="4.276cm">
          <draw:text-box>
            <text:p><text:span text:style-name="T1">fenceNW</text:span></text:p>
          </draw:text-box>
        </draw:frame>
        <draw:connector draw:style-name="gr5" draw:text-style-name="P4" draw:layer="layout" draw:type="curve" svg:x1="13.623cm" svg:y1="4.699cm" svg:x2="12.747cm" svg:y2="5.417cm" draw:start-shape="id32" draw:start-glue-point="3" draw:end-shape="id5" draw:end-glue-point="0" svg:d="M13623 4699c-584 0-876 239-876 718" svg:viewBox="0 0 877 719">
          <text:p/>
        </draw:connector>
        <draw:frame draw:style-name="gr10" draw:text-style-name="P7" xml:id="id33" draw:id="id33" draw:layer="layout" svg:width="2.777cm" svg:height="0.847cm" svg:x="23.124cm" svg:y="4.276cm">
          <draw:text-box>
            <text:p><text:span text:style-name="T1">fenceNE</text:span></text:p>
          </draw:text-box>
        </draw:frame>
        <draw:connector draw:style-name="gr5" draw:text-style-name="P4" draw:layer="layout" draw:type="curve" svg:x1="25.901cm" svg:y1="4.699cm" svg:x2="26.717cm" svg:y2="5.417cm" draw:start-shape="id33" draw:start-glue-point="1" draw:end-shape="id6" draw:end-glue-point="0" svg:d="M25901 4699c544 0 816 239 816 718" svg:viewBox="0 0 817 719">
          <text:p/>
        </draw:connector>
        <draw:frame draw:style-name="gr10" draw:text-style-name="P7" xml:id="id34" draw:id="id34" draw:layer="layout" svg:width="2.777cm" svg:height="0.847cm" svg:x="13.424cm" svg:y="17.377cm">
          <draw:text-box>
            <text:p><text:span text:style-name="T1">fenceSW</text:span></text:p>
          </draw:text-box>
        </draw:frame>
        <draw:connector draw:style-name="gr5" draw:text-style-name="P4" draw:layer="layout" draw:type="curve" svg:x1="12.747cm" svg:y1="17.482cm" svg:x2="13.424cm" svg:y2="17.8cm" draw:start-shape="id10" draw:start-glue-point="2" draw:end-shape="id34" draw:end-glue-point="3" svg:d="M12747 17482c0 212 225 318 677 318" svg:viewBox="0 0 678 319">
          <text:p/>
        </draw:connector>
        <draw:frame draw:style-name="gr10" draw:text-style-name="P7" xml:id="id35" draw:id="id35" draw:layer="layout" svg:width="2.473cm" svg:height="0.847cm" svg:x="23.425cm" svg:y="17.477cm">
          <draw:text-box>
            <text:p><text:span text:style-name="T1">fenceSE</text:span></text:p>
          </draw:text-box>
        </draw:frame>
        <draw:connector draw:style-name="gr5" draw:text-style-name="P4" draw:layer="layout" draw:type="curve" svg:x1="25.898cm" svg:y1="17.9cm" svg:x2="26.717cm" svg:y2="17.482cm" draw:start-shape="id35" draw:start-glue-point="1" draw:end-shape="id9" draw:end-glue-point="2" svg:d="M25898 17900c546 0 819-139 819-418" svg:viewBox="0 0 820 419">
          <text:p/>
        </draw:connector>
        <draw:frame draw:style-name="gr10" draw:text-style-name="P7" xml:id="id36" draw:id="id36" draw:layer="layout" svg:width="2.777cm" svg:height="0.847cm" svg:x="22.325cm" svg:y="7.077cm">
          <draw:text-box>
            <text:p><text:span text:style-name="T1">fenceEN</text:span></text:p>
          </draw:text-box>
        </draw:frame>
        <draw:connector draw:style-name="gr5" draw:text-style-name="P4" draw:layer="layout" draw:type="curve" svg:x1="25.102cm" svg:y1="7.5cm" svg:x2="26.717cm" svg:y2="6.687cm" draw:start-shape="id36" draw:start-glue-point="1" draw:end-shape="id7" draw:end-glue-point="2" svg:d="M25102 7500c1077 0 1615-271 1615-813" svg:viewBox="0 0 1616 814">
          <text:p/>
        </draw:connector>
        <draw:frame draw:style-name="gr10" draw:text-style-name="P7" xml:id="id37" draw:id="id37" draw:layer="layout" svg:width="2.777cm" svg:height="0.847cm" svg:x="22.326cm" svg:y="14.078cm">
          <draw:text-box>
            <text:p><text:span text:style-name="T1">fenceES</text:span></text:p>
          </draw:text-box>
        </draw:frame>
        <draw:connector draw:style-name="gr5" draw:text-style-name="P4" draw:layer="layout" draw:type="curve" svg:x1="25.103cm" svg:y1="14.501cm" svg:x2="26.717cm" svg:y2="16.212cm" draw:start-shape="id37" draw:start-glue-point="1" draw:end-shape="id8" draw:end-glue-point="0" svg:d="M25103 14501c1076 0 1614 570 1614 1711" svg:viewBox="0 0 1615 1712">
          <text:p/>
        </draw:connector>
        <draw:g>
          <draw:line draw:style-name="gr14" draw:text-style-name="P4" draw:layer="layout" svg:x1="8.676cm" svg:y1="2.043cm" svg:x2="8.676cm" svg:y2="3.662cm">
            <text:p/>
          </draw:line>
          <draw:line draw:style-name="gr5" draw:text-style-name="P4" draw:layer="layout" svg:x1="8.053cm" svg:y1="2.79cm" svg:x2="9.205cm" svg:y2="2.79cm">
            <text:p/>
          </draw:line>
          <draw:frame draw:style-name="gr15" draw:text-style-name="P10" draw:layer="layout" svg:width="0.374cm" svg:height="0.962cm" svg:x="8.395cm" svg:y="3.457cm">
            <draw:text-box>
              <text:p>N</text:p>
            </draw:text-box>
          </draw:frame>
          <draw:frame draw:style-name="gr15" draw:text-style-name="P10" draw:layer="layout" svg:width="0.374cm" svg:height="0.962cm" svg:x="7.474cm" svg:y="2.357cm">
            <draw:text-box>
              <text:p>E</text:p>
            </draw:text-box>
          </draw:frame>
          <draw:frame draw:style-name="gr15" draw:text-style-name="P10" draw:layer="layout" svg:width="0.374cm" svg:height="0.962cm" svg:x="9.248cm" svg:y="2.357cm">
            <draw:text-box>
              <text:p>W</text:p>
            </draw:text-box>
          </draw:frame>
          <draw:frame draw:style-name="gr15" draw:text-style-name="P10" draw:layer="layout" svg:width="0.374cm" svg:height="0.962cm" svg:x="8.374cm" svg:y="1.257cm">
            <draw:text-box>
              <text:p>S</text:p>
            </draw:text-box>
          </draw:frame>
        </draw:g>
        <draw:g>
          <draw:line draw:style-name="gr14" draw:text-style-name="P4" draw:layer="layout" svg:x1="19.48cm" svg:y1="3.647cm" svg:x2="19.48cm" svg:y2="2.028cm">
            <text:p/>
          </draw:line>
          <draw:line draw:style-name="gr5" draw:text-style-name="P4" draw:layer="layout" svg:x1="20.103cm" svg:y1="2.9cm" svg:x2="18.951cm" svg:y2="2.9cm">
            <text:p/>
          </draw:line>
          <draw:frame draw:style-name="gr15" draw:text-style-name="P10" draw:layer="layout" svg:width="0.374cm" svg:height="0.962cm" draw:transform="rotate (-3.14159265358979) translate (19.758cm 2.23cm)">
            <draw:text-box>
              <text:p>N</text:p>
            </draw:text-box>
          </draw:frame>
          <draw:frame draw:style-name="gr15" draw:text-style-name="P10" draw:layer="layout" svg:width="0.374cm" svg:height="0.962cm" svg:x="20.008cm" svg:y="2.474cm">
            <draw:text-box>
              <text:p>E</text:p>
            </draw:text-box>
          </draw:frame>
          <draw:frame draw:style-name="gr15" draw:text-style-name="P10" draw:layer="layout" svg:width="0.374cm" svg:height="0.962cm" svg:x="18.233cm" svg:y="2.469cm">
            <draw:text-box>
              <text:p>W</text:p>
            </draw:text-box>
          </draw:frame>
          <draw:frame draw:style-name="gr15" draw:text-style-name="P10" draw:layer="layout" svg:width="0.374cm" svg:height="0.962cm" svg:x="19.204cm" svg:y="3.476cm">
            <draw:text-box>
              <text:p>S</text:p>
            </draw:text-box>
          </draw:frame>
        </draw:g>
        <draw:g>
          <draw:line draw:style-name="gr14" draw:text-style-name="P4" draw:layer="layout" svg:x1="18.795cm" svg:y1="19.29cm" svg:x2="20.414cm" svg:y2="19.29cm">
            <text:p/>
          </draw:line>
          <draw:line draw:style-name="gr5" draw:text-style-name="P4" draw:layer="layout" svg:x1="19.542cm" svg:y1="19.913cm" svg:x2="19.542cm" svg:y2="18.761cm">
            <text:p/>
          </draw:line>
          <draw:frame draw:style-name="gr15" draw:text-style-name="P10" draw:layer="layout" svg:width="0.374cm" svg:height="0.962cm" svg:x="20.406cm" svg:y="18.8cm">
            <draw:text-box>
              <text:p>N</text:p>
            </draw:text-box>
          </draw:frame>
          <draw:frame draw:style-name="gr15" draw:text-style-name="P10" draw:layer="layout" svg:width="0.374cm" svg:height="0.962cm" svg:x="19.201cm" svg:y="19.724cm">
            <draw:text-box>
              <text:p>E</text:p>
            </draw:text-box>
          </draw:frame>
          <draw:frame draw:style-name="gr15" draw:text-style-name="P10" draw:layer="layout" svg:width="0.374cm" svg:height="0.962cm" svg:x="19.105cm" svg:y="17.849cm">
            <draw:text-box>
              <text:p>W</text:p>
            </draw:text-box>
          </draw:frame>
          <draw:frame draw:style-name="gr15" draw:text-style-name="P10" draw:layer="layout" svg:width="0.374cm" svg:height="0.962cm" svg:x="18.199cm" svg:y="18.821cm">
            <draw:text-box>
              <text:p>S</text:p>
            </draw:text-box>
          </draw:frame>
        </draw:g>
        <draw:g>
          <draw:line draw:style-name="gr14" draw:text-style-name="P4" draw:layer="layout" svg:x1="9.18cm" svg:y1="19.295cm" svg:x2="7.561cm" svg:y2="19.295cm">
            <text:p/>
          </draw:line>
          <draw:line draw:style-name="gr5" draw:text-style-name="P4" draw:layer="layout" svg:x1="8.433cm" svg:y1="18.672cm" svg:x2="8.433cm" svg:y2="19.824cm">
            <text:p/>
          </draw:line>
          <draw:frame draw:style-name="gr15" draw:text-style-name="P10" draw:layer="layout" svg:width="0.374cm" svg:height="0.962cm" svg:x="6.995cm" svg:y="18.824cm">
            <draw:text-box>
              <text:p>N</text:p>
            </draw:text-box>
          </draw:frame>
          <draw:frame draw:style-name="gr15" draw:text-style-name="P10" draw:layer="layout" svg:width="0.374cm" svg:height="0.962cm" svg:x="8.1cm" svg:y="17.899cm">
            <draw:text-box>
              <text:p>E</text:p>
            </draw:text-box>
          </draw:frame>
          <draw:frame draw:style-name="gr15" draw:text-style-name="P10" draw:layer="layout" svg:width="0.374cm" svg:height="0.962cm" svg:x="8.096cm" svg:y="19.674cm">
            <draw:text-box>
              <text:p>W</text:p>
            </draw:text-box>
          </draw:frame>
          <draw:frame draw:style-name="gr15" draw:text-style-name="P10" draw:layer="layout" svg:width="0.374cm" svg:height="0.962cm" svg:x="9.102cm" svg:y="18.802cm">
            <draw:text-box>
              <text:p>S</text:p>
            </draw:text-box>
          </draw:frame>
        </draw:g>
        <draw:frame draw:style-name="gr16" draw:text-style-name="P8" draw:layer="layout" svg:width="6.88cm" svg:height="1.236cm" svg:x="10.695cm" svg:y="18.649cm">
          <draw:text-box>
            <text:p text:style-name="P1">East or West Facing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13T07:45:35.862000000</meta:creation-date>
    <dc:date>2021-04-27T16:20:10.347000000</dc:date>
    <meta:editing-duration>PT4H49M4S</meta:editing-duration>
    <meta:editing-cycles>18</meta:editing-cycles>
    <meta:generator>LibreOffice/6.0.4.2$Windows_X86_64 LibreOffice_project/9b0d9b32d5dcda91d2f1a96dc04c645c450872bf</meta:generator>
    <meta:document-statistic meta:object-count="108"/>
  </office:meta>
</office:document-meta>
</file>